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C5567C63E1664D3.jpg" manifest:media-type="image/jpeg"/>
  <manifest:file-entry manifest:full-path="Pictures/10000000000007D0000005DED575639400A21E5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 Love of Thunder" svg:font-family="'A Love of Thunder'" style:font-pitch="variable"/>
    <style:font-face style:name="A Love of Thunder1" svg:font-family="'A Love of Thunder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curve-title">
      <style:graphic-properties draw:auto-grow-height="true" fo:min-height="3.762cm" fo:wrap-option="wrap"/>
      <style:paragraph-properties style:writing-mode="lr-tb"/>
    </style:style>
    <style:style style:name="pr2" style:family="presentation" style:parent-style-name="blue-curve-subtitle">
      <style:graphic-properties draw:fill-color="#ffffff" draw:auto-grow-height="true" fo:min-height="2.336cm" fo:wrap-option="wrap"/>
      <style:paragraph-properties style:writing-mode="lr-tb"/>
    </style:style>
    <style:style style:name="pr3" style:family="presentation" style:parent-style-name="blue-curve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curve1-title">
      <style:graphic-properties fo:min-height="3.256cm" fo:wrap-option="wrap"/>
      <style:paragraph-properties style:writing-mode="lr-tb"/>
    </style:style>
    <style:style style:name="pr5" style:family="presentation" style:parent-style-name="blue-curve1-outline1" style:list-style-name="L2">
      <style:graphic-properties fo:min-height="10.076cm" fo:wrap-option="wrap" draw:shadow="hidden" draw:shadow-offset-x="0.282cm" draw:shadow-offset-y="-0.282cm"/>
      <style:paragraph-properties style:writing-mode="lr-tb"/>
    </style:style>
    <style:style style:name="pr6" style:family="presentation" style:parent-style-name="blue-curve1-notes">
      <style:graphic-properties draw:fill-color="#ffffff" fo:min-height="12.322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20pt" fo:background-color="transparent" style:font-size-asian="20pt" style:font-size-complex="20pt" fo:hyphenate="false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line-break="strict" style:writing-mode="lr-tb"/>
      <style:text-properties fo:font-size="20pt" fo:background-color="transparent" style:font-size-asian="20pt" style:font-size-complex="20pt"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 Love of Thunder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 Love of Thunder" fo:font-size="20pt" fo:letter-spacing="normal" fo:language="fr" fo:country="FR" fo:font-style="normal" fo:text-shadow="none" style:text-underline-style="none" fo:font-weight="normal" style:letter-kerning="true" fo:background-color="transparent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1" draw:layer="layout" svg:width="15.675cm" svg:height="3.762cm" svg:x="9.66cm" svg:y="11.895cm" presentation:class="title" presentation:user-transformed="true">
          <draw:text-box>
            <text:p text:style-name="P1"><text:span text:style-name="T1">Le Nucléaire</text:span></text:p>
          </draw:text-box>
        </draw:frame>
        <draw:frame presentation:style-name="pr2" draw:text-style-name="P2" draw:layer="layout" svg:width="11.695cm" svg:height="2.336cm" svg:x="9.66cm" svg:y="15.705cm" presentation:class="subtitle" presentation:user-transformed="true">
          <draw:text-box>
            <text:p>Presentation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>Le sommaire</text:p>
          </draw:text-box>
        </draw:frame>
        <draw:frame presentation:style-name="pr5" draw:text-style-name="P6" draw:layer="layout" svg:width="25.199cm" svg:height="10.416cm" svg:x="1.4cm" svg:y="6.314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Qu'est ce que l'énergie nucléaire ?</text:span></text:p>
                <text:p text:style-name="P5"><text:span text:style-name="T2"/></text:p>
              </text:list-item>
              <text:list-item>
                <text:p text:style-name="P5"><text:span text:style-name="T3">Quels sont les avantages et les inconveniants du nucl</text:span><text:span text:style-name="T2">éaire ?</text:span></text:p>
                <text:p text:style-name="P5"><text:span text:style-name="T2"/></text:p>
              </text:list-item>
              <text:list-item>
                <text:p text:style-name="P5"><text:span text:style-name="T2">Des risques pour la population ?</text:span></text:p>
                <text:p text:style-name="P5"><text:span text:style-name="T2"/></text:p>
              </text:list-item>
              <text:list-item>
                <text:p text:style-name="P5"><text:span text:style-name="T3">Les effets de la radioactivit</text:span><text:span text:style-name="T2">é sur l’organisme ?</text:span></text:p>
                <text:p text:style-name="P5"><text:span text:style-name="T2"/></text:p>
              </text:list-item>
              <text:list-item>
                <text:p text:style-name="P5"><text:span text:style-name="T3">La gestion des déchets nucl</text:span><text:span text:style-name="T2">éaire en France.</text:span></text:p>
                <text:p text:style-name="P5"><text:span text:style-name="T2"/></text:p>
              </text:list-item>
              <text:list-item>
                <text:p text:style-name="P5"><text:span text:style-name="T3">La part du nucl</text:span><text:span text:style-name="T2">éaire en France et dans d’autres pays.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 Love of Thunder" svg:font-family="'A Love of Thunder'" style:font-pitch="variable"/>
    <style:font-face style:name="A Love of Thunder1" svg:font-family="'A Love of Thunder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D575639400A21E58.jpg" xlink:type="simple" xlink:show="embed" xlink:actuate="onLoad" draw:mime-type="image/jpeg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2C5567C63E1664D3.jpg" xlink:type="simple" xlink:show="embed" xlink:actuate="onLoad" draw:mime-type="image/jpeg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8T17:01:51.459748575</meta:creation-date>
    <meta:editing-duration>PT5M28S</meta:editing-duration>
    <meta:editing-cycles>2</meta:editing-cycles>
    <meta:generator>LibreOffice/7.3.2.2$Linux_X86_64 LibreOffice_project/3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22-05-18T17:07:19.048967774</dc:date>
    <meta:document-statistic meta:object-count="43"/>
    <meta:user-defined meta:name="License">BSD (http://templates.services.openoffice.org/bsd-license)</meta:user-defined>
  </office:meta>
</office:document-meta>
</file>